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, 'Segoe UI Web (West European)', apple-system, BlinkMacSystemFont, Roboto, 'Helvetica Neue', sans-serif"/>
    <style:font-face style:name="inherit" svg:font-family="inherit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80c77" officeooo:paragraph-rsid="00180c77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Text_20_body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fo:font-size="14pt" officeooo:paragraph-rsid="00180c77" style:font-size-asian="14pt" style:font-size-complex="14pt"/>
    </style:style>
    <style:style style:name="P4" style:family="paragraph" style:parent-style-name="Text_20_body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5pt" fo:font-weight="bold" officeooo:rsid="00180c77" officeooo:paragraph-rsid="00180c77" style:font-size-asian="15pt" style:font-weight-asian="bold" style:font-size-complex="15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1.9cm" style:auto-text-indent="false" fo:background-color="transparent">
        <style:tab-stops>
          <style:tab-stop style:position="0cm"/>
        </style:tab-stops>
      </style:paragraph-properties>
      <style:text-properties style:font-name="Liberation Serif" fo:font-size="15pt" fo:font-weight="bold" officeooo:rsid="00180c77" officeooo:paragraph-rsid="00180c77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242424" loext:opacity="100%" style:font-name="Liberation Serif" fo:font-size="15pt" fo:letter-spacing="normal" fo:font-style="normal" fo:font-weight="bold" officeooo:rsid="00180c77" officeooo:paragraph-rsid="00180c77" style:font-size-asian="15pt" style:font-weight-asian="bold" style:font-size-complex="15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42424" loext:opacity="100%" style:font-name="Liberation Serif" fo:font-size="12pt" fo:letter-spacing="normal" fo:font-style="normal" fo:font-weight="normal" officeooo:paragraph-rsid="001ef62f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4pt" officeooo:paragraph-rsid="00180c77" style:font-size-asian="14pt" style:font-size-complex="14pt"/>
    </style:style>
    <style:style style:name="P10" style:family="paragraph" style:parent-style-name="Standard" style:list-style-name="L2">
      <style:paragraph-properties fo:text-align="justify" style:justify-single-word="false"/>
      <style:text-properties fo:font-size="14pt" officeooo:paragraph-rsid="00180c77" style:font-size-asian="14pt" style:font-size-complex="14pt"/>
    </style:style>
    <style:style style:name="P11" style:family="paragraph" style:parent-style-name="Text_20_body" style:master-page-name="">
      <loext:graphic-properties draw:fill="none"/>
      <style:paragraph-properties fo:margin-left="0cm" fo:margin-right="0cm" fo:text-align="justify" style:justify-single-word="false" fo:text-indent="1.9cm" style:auto-text-indent="false" style:page-number="auto" fo:background-color="transparent">
        <style:tab-stops>
          <style:tab-stop style:position="0cm"/>
        </style:tab-stops>
      </style:paragraph-properties>
      <style:text-properties style:font-name="Liberation Serif" fo:font-size="14pt" fo:font-weight="normal" officeooo:rsid="00180c77" officeooo:paragraph-rsid="00180c77" style:font-size-asian="14pt" style:font-weight-asian="normal" style:font-size-complex="14pt" style:font-weight-complex="normal"/>
    </style:style>
    <style:style style:name="P12" style:family="paragraph" style:parent-style-name="Text_20_body">
      <loext:graphic-properties draw:fill="none"/>
      <style:paragraph-properties fo:margin-left="0cm" fo:margin-right="0cm" fo:text-align="justify" style:justify-single-word="false" fo:text-indent="1.9cm" style:auto-text-indent="false" fo:background-color="transparent">
        <style:tab-stops>
          <style:tab-stop style:position="0cm"/>
        </style:tab-stops>
      </style:paragraph-properties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1" style:family="text">
      <style:text-properties officeooo:rsid="00180c77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fo:color="#242424" loext:opacity="100%" fo:letter-spacing="normal" fo:font-style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767cm" fo:text-indent="-0.635cm" fo:margin-left="1.76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402cm" fo:text-indent="-0.635cm" fo:margin-left="2.402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037cm" fo:text-indent="-0.635cm" fo:margin-left="3.037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672cm" fo:text-indent="-0.635cm" fo:margin-left="3.67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307cm" fo:text-indent="-0.635cm" fo:margin-left="4.307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942cm" fo:text-indent="-0.635cm" fo:margin-left="4.942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77cm" fo:text-indent="-0.635cm" fo:margin-left="5.577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212cm" fo:text-indent="-0.635cm" fo:margin-left="6.212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847cm" fo:text-indent="-0.635cm" fo:margin-left="6.847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482cm" fo:text-indent="-0.635cm" fo:margin-left="7.48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tod<text:span text:style-name="T1">ologia</text:span> de desenvolvimento de <text:span text:style-name="T1">S</text:span>oft<text:span text:style-name="T1">ware</text:span> (SR)</text:p>
      <text:p text:style-name="P1">Samanta Bordallo</text:p>
      <text:p text:style-name="P1"/>
      <text:p text:style-name="P5">Como escolher e gerir testes de software?</text:p>
      <text:p text:style-name="Standard">(Testes funcionais, testes de integração, testes de desempenho e testes de segurança)</text:p>
      <text:p text:style-name="Standard"/>
      <text:p text:style-name="P11">Escolher os tipos de teste de software adequados é uma etapa fundamental para garantir a qualidade do software. O processo começa com uma análise abrangente dos requisitos do projeto e do escopo do software. É crucial compreender profundamente o que o software deve fazer e quais são as funcionalidades críticas. A partir daí, a identificação de riscos desempenha um papel importante. Avalie os riscos associados ao software, considerando fatores como complexidade, segurança, desempenho e integração com outros sistemas. Priorize áreas com riscos mais elevados, pois essas podem exigir testes mais abrangentes.</text:p>
      <text:p text:style-name="P12">Além disso, é vital compreender as necessidades do cliente e dos stakeholders. Eles podem ter requisitos específicos de teste, como testes de aceitação, que são essenciais para a aceitação do software. A arquitetura do software também deve ser avaliada, identificando os pontos críticos de integração entre módulos ou componentes. Isso ajuda a determinar a necessidade de testes de integração. Se o desempenho for um fator crítico, avalie as expectativas de carga e escalabilidade do sistema, indicando a necessidade de testes de desempenho. Além disso, leve em consideração ameaças de segurança; se o software lida com dados sensíveis ou interage com sistemas externos, os testes de segurança, como testes de penetração, podem ser essenciais.</text:p>
      <text:p text:style-name="P12">A gestão de testes de software é um processo crítico para garantir a qualidade e a confiabilidade do software desenvolvido. Começa com um planejamento cuidadoso, onde os objetivos e recursos são definidos, e um plano de testes detalhado é elaborado. Durante a execução dos testes, a automação é frequentemente usada para economizar tempo e melhorar a consistência. Os resultados são registrados, e os defeitos identificados são priorizados e corrigidos. A comunicação eficaz com a equipe de desenvolvimento e os stakeholders, bem como revisões e melhorias contínuas, são elementos-chave para o sucesso da gestão de testes de software. Ao adotar boas práticas de gestão de testes, as equipes podem garantir que o software atenda aos padrões de qualidade esperados e que problemas sejam identificados e resolvidos de forma oportuna. </text:p>
      <text:p text:style-name="P12"/>
      <text:p text:style-name="P12"/>
      <text:p text:style-name="P6"/>
      <text:p text:style-name="P7"><text:soft-page-break/>Ferramentas que permitem testar software.</text:p>
      <text:p text:style-name="P8">Faça um levantamento de 4 ou 5 ferramentas que permitem efetuar testes de Software e indique as principais características e a que testes dão Resposta.</text:p>
      <text:p text:style-name="P9"/>
      <text:list xml:id="list169139744" text:style-name="L2">
        <text:list-item>
          <text:p text:style-name="P10">Selenium:</text:p>
          <text:p text:style-name="P10">Características Principais: Selenium é uma ferramenta de automação de teste de código aberto que permite criar e executar testes automatizados em aplicativos da web em diferentes navegadores.</text:p>
          <text:p text:style-name="P10">Testes de Resposta: É amplamente usado para testes funcionais e de regressão, bem como testes de integração em aplicativos da web.</text:p>
          <text:p text:style-name="P10"/>
        </text:list-item>
        <text:list-item>
          <text:p text:style-name="P10">JIRA:</text:p>
          <text:p text:style-name="P10">Características Principais: Embora o JIRA seja uma plataforma de gerenciamento de projetos, ele também é usado para rastrear casos de teste, gerenciar sprints e acompanhar defeitos. Ele oferece integração com várias ferramentas de automação de teste.</text:p>
          <text:p text:style-name="P10">Testes de Resposta: Principalmente usado para rastreamento de defeitos, gerenciamento de casos de teste e acompanhamento do progresso dos testes.</text:p>
          <text:p text:style-name="P10"/>
        </text:list-item>
        <text:list-item>
          <text:p text:style-name="P10">LoadRunner:</text:p>
          <text:p text:style-name="P10">Características Principais: LoadRunner, da Micro Focus, é uma ferramenta de teste de desempenho que permite simular cargas de usuário para avaliar o desempenho de aplicativos em diferentes cenários.</text:p>
          <text:p text:style-name="P10">Testes de Resposta: Especializado em testes de desempenho, como testes de carga, estresse e escalabilidade.</text:p>
          <text:p text:style-name="P10"/>
        </text:list-item>
        <text:list-item>
          <text:p text:style-name="P10">OWASP ZAP (Zed Attack Proxy):</text:p>
          <text:p text:style-name="P10">Características Principais: OWASP ZAP é uma ferramenta de código aberto para testes de segurança de aplicativos da web. Ele ajuda a identificar vulnerabilidades de segurança em aplicações web.</text:p>
          <text:p text:style-name="P10">Testes de Resposta: Usado para testes de segurança, incluindo varredura de segurança, teste de penetração e identificação de vulnerabilidades.</text:p>
          <text:p text:style-name="P10"/>
        </text:list-item>
        <text:list-item>
          <text:p text:style-name="P10">Postman:</text:p>
          <text:p text:style-name="P10">Características Principais: Postman é uma ferramenta popular para testar APIs RESTful. Permite criar e executar solicitações HTTP, bem como automatizar testes de API.</text:p>
          <text:p text:style-name="P10">Testes de Resposta: Principalmente usado para testes de API, incluindo testes de integração e validação de respostas de API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, 'Segoe UI Web (West European)', apple-system, BlinkMacSystemFont, Roboto, 'Helvetica Neue'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2T14:46:31.661000000</meta:creation-date>
    <dc:date>2023-10-13T13:14:25.119000000</dc:date>
    <meta:editing-duration>PT2H8M13S</meta:editing-duration>
    <meta:editing-cycles>4</meta:editing-cycles>
    <meta:generator>LibreOffice/7.3.4.2$Windows_X86_64 LibreOffice_project/728fec16bd5f605073805c3c9e7c4212a0120dc5</meta:generator>
    <meta:document-statistic meta:table-count="0" meta:image-count="0" meta:object-count="0" meta:page-count="2" meta:paragraph-count="24" meta:word-count="639" meta:character-count="4283" meta:non-whitespace-character-count="3672"/>
  </office:meta>
</office:document-meta>
</file>